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List_20_Contents">
      <style:paragraph-properties fo:margin-top="0in" fo:margin-bottom="0.1965in"/>
    </style:style>
    <style:style style:name="P3" style:family="paragraph" style:parent-style-name="Text_20_body">
      <style:paragraph-properties fo:line-height="100%"/>
    </style:style>
    <style:style style:name="P4" style:family="paragraph" style:parent-style-name="Text_20_body">
      <style:paragraph-properties fo:margin-top="0in" fo:margin-bottom="0in"/>
    </style:style>
    <style:style style:name="P5" style:family="paragraph" style:parent-style-name="Heading_20_2">
      <style:paragraph-properties fo:margin-top="0in" fo:margin-bottom="0.1965in"/>
    </style:style>
    <style:style style:name="P6" style:family="paragraph" style:parent-style-name="Preformatted_20_Text">
      <style:paragraph-properties fo:margin-top="0in" fo:margin-bottom="0.1965in"/>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BEFORE GETTING STARTED GUYS:</text:p>
      <text:p text:style-name="Text_20_body">ARE WE BUILDING A MULTIPAGE SITE??? or a full size site?</text:p>
      <text:p text:style-name="Text_20_body"/>
      <text:p text:style-name="Text_20_body">The developer can specify while building a site, the files that the browser should cache. On each page, you can specify which individual documents should be cached. But don’t run off and shove URIs for every single page on your site into your manifest! When a user visits a page that points to the manifest file, that page will also be cached. This means that if you want to allow users access to pages they’ve already viewed, just make those pages point to the manifest file and the browser will cache them appropriately.</text:p>
      <text:p text:style-name="Text_20_body"/>
      <text:h text:style-name="P5" text:outline-level="2"><text:span text:style-name="Source_20_Text">Serving the manifest</text:span></text:h>
      <text:p text:style-name="Text_20_body">HTML5 addresses some of the annoyances of being offline with the <text:a xlink:type="simple" xlink:href="http://www.whatwg.org/specs/web-apps/current-work/#applicationcache" text:style-name="Internet_20_link" text:visited-style-name="Visited_20_Internet_20_Link">ApplicationCache</text:a> interface.</text:p>
      <text:p text:style-name="Text_20_body">If the user goes offline but has visited the site while online, the cached resources will be loaded so the user can still view the site in a limited form. By carefully considering the contents of your manifest file, you can offer a suitable web experience to a disconnected user.</text:p>
      <text:p text:style-name="Text_20_body">You need to specify the manifest attribute on the html element.</text:p>
      <text:p text:style-name="Preformatted_20_Text">&lt;!DOCTYPE html&gt;</text:p>
      <text:p text:style-name="Preformatted_20_Text">&lt;html lang="en" manifest="/offline.appcache"&gt;</text:p>
      <text:p text:style-name="Preformatted_20_Text"><text:s text:c="2"/>// your html document</text:p>
      <text:p text:style-name="P1">&lt;/html&gt;</text:p>
      <text:p text:style-name="Text_20_body">Referencing the manifest file from an HTML page. The linked file should also be served with a MIME-type of <text:span text:style-name="Source_20_Text">text/cache-manifest</text:span>.</text:p>
      <text:p text:style-name="Text_20_body">If you’re using Apache as your web server, add this to your <text:span text:style-name="Source_20_Text">.htaccess</text:span> file:</text:p>
      <text:p text:style-name="P1"><text:span text:style-name="Source_20_Text">AddType text/cache-manifest .appcache</text:span></text:p>
      <text:p text:style-name="Text_20_body"/>
      <text:p text:style-name="Text_20_body">The manifest.cache file typically looks like:</text:p>
      <text:p text:style-name="P3"># v1</text:p>
      <text:p text:style-name="P3"># this is how you add a comment to the manifest by using the # sign</text:p>
      <text:p text:style-name="P3">CACHE MANIFEST</text:p>
      <text:p text:style-name="P3">index.html</text:p>
      <text:p text:style-name="P3">stylesheet.css</text:p>
      <text:p text:style-name="P3">images/masthead.png</text:p>
      <text:p text:style-name="P3">scripts/misc.js</text:p>
      <text:p text:style-name="P3">NETWORK:</text:p>
      <text:p text:style-name="P3">search.php</text:p>
      <text:p text:style-name="P3">login.php</text:p>
      <text:p text:style-name="P3"><text:soft-page-break/>/api</text:p>
      <text:p text:style-name="P3">FALLBACK:</text:p>
      <text:p text:style-name="P3">images/dynamic.php static_image.png</text:p>
      <text:p text:style-name="P3"/>
      <text:p text:style-name="P3">Files listed under CACHE will be cached after they are loaded; while the ones under NETWORK are said to be white-listed. What this means is that they require a live connection to the server. The FALLBACK section contains entries that provide a backup strategy. If the browser is unable to retrieve the original content, the fallback resource will be used, a static image will display in case the dynamic one is unavailable. The NETWORK section contains the path to a folder to ensure that requests to load resources contained under /api will bypass the cache and always fetch the resource from the server. If you update any resource you can just update the version comment, # v2, and the user will get a newly cached version next time they are online.</text:p>
      <text:p text:style-name="Standard"/>
      <text:p text:style-name="Preformatted_20_Text"><text:span text:style-name="Source_20_Text">Telling the browser to cache some stylesheets, an image, and a JavaScript file.</text:span></text:p>
      <text:p text:style-name="Preformatted_20_Text"><text:span text:style-name="Source_20_Text"/></text:p>
      <text:p text:style-name="Preformatted_20_Text"><text:span text:style-name="Source_20_Text">CACHE MANIFEST</text:span></text:p>
      <text:p text:style-name="Preformatted_20_Text"><text:span text:style-name="Source_20_Text"/></text:p>
      <text:p text:style-name="Preformatted_20_Text"><text:span text:style-name="Source_20_Text"># This is a comment using the # sign. </text:span></text:p>
      <text:p text:style-name="Preformatted_20_Text"><text:span text:style-name="Source_20_Text"/></text:p>
      <text:p text:style-name="Preformatted_20_Text"><text:span text:style-name="Source_20_Text">CACHE:</text:span></text:p>
      <text:p text:style-name="Preformatted_20_Text"><text:span text:style-name="Source_20_Text">/css/screen.css</text:span></text:p>
      <text:p text:style-name="Preformatted_20_Text"><text:span text:style-name="Source_20_Text">/css/offline.css</text:span></text:p>
      <text:p text:style-name="Preformatted_20_Text"><text:span text:style-name="Source_20_Text">/js/screen.js</text:span></text:p>
      <text:p text:style-name="Preformatted_20_Text"><text:span text:style-name="Source_20_Text">/img/logo.png</text:span></text:p>
      <text:p text:style-name="Preformatted_20_Text"><text:span text:style-name="Source_20_Text">http://example.com/css/styles.css</text:span></text:p>
      <text:p text:style-name="Preformatted_20_Text"><text:span text:style-name="Source_20_Text"/></text:p>
      <text:p text:style-name="Preformatted_20_Text"><text:span text:style-name="Source_20_Text"/></text:p>
      <text:p text:style-name="Preformatted_20_Text"><text:span text:style-name="Source_20_Text">FALLBACK:</text:span></text:p>
      <text:p text:style-name="Preformatted_20_Text"><text:span text:style-name="Source_20_Text">/ /offline.html</text:span></text:p>
      <text:p text:style-name="Preformatted_20_Text"><text:span text:style-name="Source_20_Text"/></text:p>
      <text:p text:style-name="Preformatted_20_Text"><text:span text:style-name="Source_20_Text">NETWORK:</text:span></text:p>
      <text:p text:style-name="P1"><text:span text:style-name="Source_20_Text">*</text:span></text:p>
      <text:p text:style-name="Text_20_body">Each directive is placed on a new line, with comments prefixed by a hash (#). The first line, <text:span text:style-name="Source_20_Text">CACHE MANIFEST</text:span>, tells the browser that this is a manifest file. The uppercased lines with trailing colons are section headings.</text:p>
      <text:p text:style-name="Standard"/>
      <text:p text:style-name="Text_20_body">There are three different sections in a manifest file:</text:p>
      <text:p text:style-name="List_20_Heading">CACHE</text:p>
      <text:p text:style-name="List_20_Contents">A list of explicit URLs to request and store</text:p>
      <text:p text:style-name="List_20_Heading">FALLBACK</text:p>
      <text:p text:style-name="List_20_Contents">What to do when an offline user attempts to access an uncached file</text:p>
      <text:p text:style-name="List_20_Heading">NETWORK</text:p>
      <text:p text:style-name="P2">Which resources are available only while online</text:p>
      <text:p text:style-name="Preformatted_20_Text"><text:span text:style-name="Source_20_Text"/></text:p>
      <text:p text:style-name="Preformatted_20_Text"><text:span text:style-name="Source_20_Text">CACHE:</text:span></text:p>
      <text:p text:style-name="Preformatted_20_Text"><text:span text:style-name="Source_20_Text">/css/screen.css</text:span></text:p>
      <text:p text:style-name="Preformatted_20_Text"><text:span text:style-name="Source_20_Text">/css/offline.css</text:span></text:p>
      <text:p text:style-name="Preformatted_20_Text"><text:span text:style-name="Source_20_Text">/js/screen.js</text:span></text:p>
      <text:p text:style-name="Preformatted_20_Text"><text:soft-page-break/><text:span text:style-name="Source_20_Text">/img/logo.png</text:span></text:p>
      <text:p text:style-name="Preformatted_20_Text"><text:span text:style-name="Source_20_Text">http://example.com/css/styles.css</text:span></text:p>
      <text:p text:style-name="Text_20_body">I have provided the browser with four paths relative to the root of the domain plus one external resource. When the browser downloads the cache manifest file, it will read these five resources, fetch them over HTTP, and store them for later use.</text:p>
      <text:p text:style-name="Text_20_body">Every single resource that you want to cache explicitly should be listed here, right down to the last image.</text:p>
      <text:p text:style-name="Standard"/>
      <text:p text:style-name="Text_20_body">The <text:span text:style-name="Source_20_Text">FALLBACK</text:span> section tells the browser what to serve when the user tries to access an uncached resource while offline. Because of this, it looks a bit different than <text:span text:style-name="Source_20_Text">CACHE</text:span> and <text:span text:style-name="Source_20_Text">NETWORK</text:span>. It contains two values per line, separated by a space. The first value is the request URI to match, and the second is the resource sent upon matching. It caches the resource on the right for offline use, so this should be an explicit path.</text:p>
      <text:p text:style-name="Preformatted_20_Text"><text:span text:style-name="Source_20_Text">FALLBACK:</text:span></text:p>
      <text:p text:style-name="P1"><text:span text:style-name="Source_20_Text">/status.html /offline.html</text:span></text:p>
      <text:p text:style-name="Text_20_body">On the line below <text:span text:style-name="Source_20_Text">FALLBACK:</text:span>, we have the URI “/status.html” followed by a second URI, “/offline.html”. We’re telling the browser that when an offline user requests a URI matching “/status.html”, it should instead serve the cached file “offline.html”.</text:p>
      <text:p text:style-name="Text_20_body"/>
      <text:p text:style-name="Text_20_body">However, the <text:span text:style-name="Source_20_Text">FALLBACK</text:span> section can be far more powerful:</text:p>
      <text:p text:style-name="Preformatted_20_Text"><text:span text:style-name="Source_20_Text">CACHE MANIFEST</text:span></text:p>
      <text:p text:style-name="Preformatted_20_Text"><text:span text:style-name="Source_20_Text">FALLBACK:</text:span></text:p>
      <text:p text:style-name="P1"><text:span text:style-name="Source_20_Text">/ /offline.html</text:span></text:p>
      <text:p text:style-name="Text_20_body">Matching all resources</text:p>
      <text:p text:style-name="Text_20_body">In this example, I’ve dropped “status.html” and simply provided “/” as the request URI to match. Now when an offline user requests a resource that matches “/”, he will be served “offline.html” in its place. So if the user clicked on a link for “/status.html”, “/about.html”, or even “/my/nested/resource.html”, the browser would match the “/” at the start and serve up “offline.html”. Since I’ve used the root path, every uncached resource under this domain will point to “offline.html”.</text:p>
      <text:p text:style-name="Standard"/>
      <text:p text:style-name="Text_20_body">Adding a NETWORK section, it is used to tell the browser explicitly which resources are only available while online. By default, this uses the asterisk <text:span text:style-name="Source_20_Text">*</text:span> symbol, meaning all resources that are not cached will require a connection. You can explicitly define resources not to cache by providing a list of URIs. Alternatively we can whitelist specific url prefixes as online assets only.</text:p>
      <text:p text:style-name="Preformatted_20_Text"><text:span text:style-name="Source_20_Text">CACHE MANIFEST</text:span></text:p>
      <text:p text:style-name="Preformatted_20_Text"><text:span text:style-name="Source_20_Text">NETWORK:</text:span></text:p>
      <text:p text:style-name="P1"><text:span text:style-name="Source_20_Text">*</text:span></text:p>
      <text:p text:style-name="P4"><text:span text:style-name="Source_20_Text">Excluding certain pages from caching</text:span></text:p>
      <text:p text:style-name="P1"><text:span text:style-name="Source_20_Text">CACHE MANIFEST</text:span></text:p>
      <text:p text:style-name="Preformatted_20_Text"><text:span text:style-name="Source_20_Text">NETWORK:</text:span></text:p>
      <text:p text:style-name="Preformatted_20_Text"><text:span text:style-name="Source_20_Text">register.php</text:span></text:p>
      <text:p text:style-name="P1"><text:span text:style-name="Source_20_Text">login.php</text:span></text:p>
      <text:p text:style-name="Standard"><text:soft-page-break/></text:p>
      <text:h text:style-name="Heading_20_2" text:outline-level="2">Triggering a cache refresh</text:h>
      <text:p text:style-name="Text_20_body">Once a cache has been successfully downloaded, the browser will retain those assets until either the user clears the cache or you trigger an update. Triggering an update with your manifest file requires that the contents of that file change, not just the assets themselves.</text:p>
      <text:p text:style-name="Text_20_body">If you’re adding or removing resources completely, you’ll have to edit your manifest file. But what if you’re just amending an already cached stylesheet?</text:p>
      <text:p text:style-name="Text_20_body"><text:span text:style-name="Strong_20_Emphasis"><text:span text:style-name="T1">This is where comments come in handy. Just throw in a simple version number comment that you change when you want to trigger an update:</text:span></text:span></text:p>
      <text:p text:style-name="Text_20_body"><text:span text:style-name="Strong_20_Emphasis"><text:span text:style-name="T1"/></text:span></text:p>
      <text:p text:style-name="Text_20_body"><text:span text:style-name="Source_20_Text">A version comment in a manifest file.</text:span></text:p>
      <text:p text:style-name="Preformatted_20_Text"><text:span text:style-name="Source_20_Text">CACHE MANIFEST</text:span></text:p>
      <text:p text:style-name="Preformatted_20_Text"><text:span text:style-name="Source_20_Text"/></text:p>
      <text:p text:style-name="Preformatted_20_Text"><text:span text:style-name="Source_20_Text"># Version 9</text:span></text:p>
      <text:p text:style-name="Preformatted_20_Text"><text:span text:style-name="Source_20_Text">CACHE:</text:span></text:p>
      <text:p text:style-name="P1"><text:span text:style-name="Source_20_Text">/css/screen.css</text:span></text:p>
      <text:p text:style-name="Text_20_body">The next time you want to trigger a cache refresh, just increment the version number. When the user next visits the online version of a page including this manifest, it will re-download the manifest file, notice the change, download the listed assets, and purge the existing cache.</text:p>
      <text:p text:style-name="Text_20_body"><text:span text:style-name="Strong_20_Emphasis">Browser bug:</text:span> Firefox caches the manifest file itself and will not update it even if the manifest has changed on the server. With some server config wizardry, you can tell browsers that the cache of the manifest file is instantly invalidated and should be requested from the server every time it’s referenced. Add this to your <text:span text:style-name="Source_20_Text">.htaccess</text:span> to put Firefox in its place:</text:p>
      <text:p text:style-name="Preformatted_20_Text">&lt;IfModule mod_expires.c&gt;</text:p>
      <text:p text:style-name="Preformatted_20_Text"><text:s text:c="2"/>ExpiresActive On</text:p>
      <text:p text:style-name="Preformatted_20_Text"><text:s text:c="2"/>ExpiresByType text/cache-manifest "access plus 0 seconds"</text:p>
      <text:p text:style-name="P1"><text:span text:style-name="Strong_20_Emphasis"><text:span text:style-name="T1">&lt;/IfModule&g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uane Donaldson</meta:initial-creator>
    <meta:creation-date>2017-03-24T20:47:51.39</meta:creation-date>
    <dc:date>2017-04-02T15:39:02.73</dc:date>
    <dc:creator>Duane Donaldson</dc:creator>
    <meta:editing-duration>P1DT12H52M32S</meta:editing-duration>
    <meta:editing-cycles>5</meta:editing-cycles>
    <meta:generator>OpenOffice/4.1.1$Win32 OpenOffice.org_project/411m6$Build-9775</meta:generator>
    <meta:document-statistic meta:table-count="0" meta:image-count="0" meta:object-count="0" meta:page-count="4" meta:paragraph-count="92" meta:word-count="1105" meta:character-count="6789"/>
  </office:meta>
</office:document-meta>
</file>